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Calibri" style:font-family-generic="swiss" style:font-pitch="variabl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" style:family="text">
      <style:text-properties fo:font-family="Calibri" style:font-family-generic="swiss" style:font-pitch="variabl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2" style:family="text">
      <style:text-properties fo:color="#800000" fo:font-family="Calibri" style:font-family-generic="swiss" style:font-pitch="variabl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2cm" svg:height="4.387cm" svg:x="4.556cm" svg:y="5.191cm">
          <draw:text-box>
            <text:p><text:span text:style-name="T1">µ</text:span><text:span text:style-name="T2">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Powell</meta:initial-creator>
    <meta:creation-date>2015-09-22T09:26:19.38</meta:creation-date>
    <dc:date>2015-09-22T09:29:14.57</dc:date>
    <dc:creator>Michael Powell</dc:creator>
    <meta:editing-duration>PT2M55S</meta:editing-duration>
    <meta:editing-cycles>1</meta:editing-cycles>
    <meta:document-statistic meta:object-count="1"/>
    <meta:generator>OpenOffice/4.1.0$Win32 OpenOffice.org_project/410m18$Build-9764</meta:generator>
  </office:meta>
</office:document-meta>
</file>